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Table2" style:family="table">
      <style:table-properties style:width="6.9181in" fo:margin-left="0.0035in" fo:margin-top="0in" fo:margin-bottom="0in" table:align="left" style:writing-mode="lr-tb"/>
    </style:style>
    <style:style style:name="Table2.A" style:family="table-column">
      <style:table-column-properties style:column-width="1.1951in"/>
    </style:style>
    <style:style style:name="Table2.B" style:family="table-column">
      <style:table-column-properties style:column-width="1.4042in"/>
    </style:style>
    <style:style style:name="Table2.C" style:family="table-column">
      <style:table-column-properties style:column-width="1.3375in"/>
    </style:style>
    <style:style style:name="Table2.D" style:family="table-column">
      <style:table-column-properties style:column-width="1.5299in"/>
    </style:style>
    <style:style style:name="Table2.E" style:family="table-column">
      <style:table-column-properties style:column-width="1.4514in"/>
    </style:style>
    <style:style style:name="Table2.1" style:family="table-row">
      <style:table-row-properties style:min-row-height="0.2806in"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2.0382in" table:align="left" style:writing-mode="lr-tb"/>
    </style:style>
    <style:style style:name="Table1.A" style:family="table-column">
      <style:table-column-properties style:column-width="2.0382in"/>
    </style:style>
    <style:style style:name="Table1.A1" style:family="table-cell">
      <style:table-cell-properties fo:padding="0.0382in" fo:border="0.5pt solid #000000"/>
    </style:style>
    <style:style style:name="P1" style:family="paragraph" style:parent-style-name="Standard_20__28_WW_29_">
      <style:text-properties officeooo:paragraph-rsid="002133b9"/>
    </style:style>
    <style:style style:name="P2" style:family="paragraph" style:parent-style-name="Standard_20__28_WW_29_">
      <style:text-properties officeooo:paragraph-rsid="002bdb9b"/>
    </style:style>
    <style:style style:name="P3" style:family="paragraph" style:parent-style-name="Text_20_body_20__28_WW_29_">
      <style:paragraph-properties fo:margin-top="0in" fo:margin-bottom="0.0972in" style:contextual-spacing="false" fo:text-align="start" style:justify-single-word="false" fo:orphans="2" fo:widows="2" fo:hyphenation-ladder-count="no-limit" style:vertical-align="baseline"/>
      <style:text-properties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4" style:family="paragraph" style:parent-style-name="Text_20_body_20__28_WW_29_">
      <style:paragraph-properties fo:margin-top="0in" fo:margin-bottom="0.0972in" style:contextual-spacing="false" fo:text-align="start" style:justify-single-word="false" fo:orphans="2" fo:widows="2" fo:hyphenation-ladder-count="no-limit" style:vertical-align="baseline"/>
      <style:text-properties style:font-name="Liberation Serif" fo:font-size="12pt" fo:language="en" fo:country="US" officeooo:paragraph-rsid="000c81e4"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5" style:family="paragraph" style:parent-style-name="Text_20_body_20__28_WW_29_">
      <style:paragraph-properties fo:margin-top="0in" fo:margin-bottom="0.0972in" style:contextual-spacing="false" fo:text-align="start" style:justify-single-word="false" fo:orphans="2" fo:widows="2" fo:hyphenation-ladder-count="no-limit" style:vertical-align="baseline"/>
      <style:text-properties style:font-name="Liberation Serif" fo:font-size="12pt" fo:language="en" fo:country="US" officeooo:rsid="000c81e4" officeooo:paragraph-rsid="000c81e4"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6" style:family="paragraph" style:parent-style-name="Text_20_body_20__28_WW_29_">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color="#ff0000" loext:opacity="100%" fo:font-style="italic" style:font-style-asian="italic" style:font-style-complex="italic"/>
    </style:style>
    <style:style style:name="T3" style:family="text">
      <style:text-properties fo:font-size="15pt" style:font-size-asian="15pt" style:font-size-complex="15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9pt" style:font-size-asian="9pt" style:font-size-complex="9pt"/>
    </style:style>
    <style:style style:name="T7" style:family="text">
      <style:text-properties fo:font-size="9pt" officeooo:rsid="0010c91b"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TS Host Discovery Scan</text:p>
      <text:p text:style-name="Standard_20__28_WW_29_"/>
      <text:p text:style-name="P1"><text:span text:style-name="T1">Scans</text:span>: <text:span text:style-name="T2">arp -a, nmap -Pn -sV --version-all</text:span><text:tab/><text:tab/><text:tab/></text:p>
      <text:h text:style-name="Heading_20_1" text:outline-level="1">Executive Summary:</text:h>
      <text:p text:style-name="Text_20_body_20__28_WW_29_">We are delighted to present the findings of our host discovery scan report. In this comprehensive document, we have meticulously outlined the results of the scan, which include vital information such as IP addresses, MAC addresses, and corresponding vendors derived from MAC addresses. Additionally, we have identified machines deemed "interesting" based on the criterion that they host more than three active services. Understanding the layout and activity of your network infrastructure is crucial for effective security management and ensuring readiness against potential threats.</text:p>
      <text:h text:style-name="Heading_20_1" text:outline-level="1">Appendix:</text:h>
      <text:h text:style-name="Heading_20_2" text:outline-level="2" loext:marker-style-name="T3"><text:span text:style-name="T3">IP Address:</text:span><text:span text:style-name="T3"/></text:h>
      <text:p text:style-name="Text_20_body_20__28_WW_29_">A unique numerical label assigned to each device connected to a computer network that uses the Internet Protocol for communication.</text:p>
      <text:h text:style-name="Heading_20_2" text:outline-level="2" loext:marker-style-name="T3"><text:span text:style-name="T3">MAC Address:</text:span><text:span text:style-name="T3"/></text:h>
      <text:p text:style-name="Text_20_body_20__28_WW_29_">A unique identifier assigned to network interfaces for communications at the data link layer of a network segment.</text:p>
      <text:h text:style-name="Heading_20_2" text:outline-level="2" loext:marker-style-name="T3"><text:span text:style-name="T3">Vendor:</text:span><text:span text:style-name="T3"/></text:h>
      <text:p text:style-name="Text_20_body_20__28_WW_29_">The company or organization responsible for manufacturing the network device associated with a MAC address.</text:p>
      <text:h text:style-name="Heading_20_2" text:outline-level="2" loext:marker-style-name="T3"><text:span text:style-name="T3">Host:</text:span><text:span text:style-name="T3"/></text:h>
      <text:p text:style-name="Text_20_body_20__28_WW_29_">Any device that can connect to a network and communicate with other devices.</text:p>
      <text:h text:style-name="Heading_20_2" text:outline-level="2" loext:marker-style-name="T3"><text:span text:style-name="T3">Services:</text:span><text:span text:style-name="T3"/></text:h>
      <text:p text:style-name="Text_20_body_20__28_WW_29_">Software applications or processes running on a host that provide specific functionality, such as web servers, database servers, or file-sharing services.</text:p>
      <text:h text:style-name="Heading_20_2" text:outline-level="2" loext:marker-style-name="T3"><text:span text:style-name="T3">Network Discovery:</text:span><text:span text:style-name="T3"/></text:h>
      <text:p text:style-name="Text_20_body_20__28_WW_29_">The process of identifying active devices on a network, typically through scanning techniques to determine IP and MAC addresses.</text:p>
      <text:h text:style-name="Heading_20_2" text:outline-level="2" loext:marker-style-name="T3"><text:soft-page-break/><text:span text:style-name="T3">Inventory Management:</text:span><text:span text:style-name="T3"/></text:h>
      <text:p text:style-name="Text_20_body_20__28_WW_29_">The process of tracking and managing the hardware, software, and network devices within an organization's IT infrastructure.</text:p>
      <text:h text:style-name="Heading_20_2" text:outline-level="2" loext:marker-style-name="T3"><text:span text:style-name="T3">Interesting Devices:</text:span><text:span text:style-name="T3"/></text:h>
      <text:p text:style-name="Text_20_body_20__28_WW_29_">In this scan, we define an interesting device as a device that is currently running 3 or more services. This would be a device that should always be tested in further scans, like vulnerability scanning and more, and one that may be likely running important/critical functions.</text:p>
      <text:p text:style-name="Text_20_body_20__28_WW_29_"/>
      <text:h text:style-name="Heading_20_1" text:outline-level="1">Scan Results:</text:h>
      <table:table table:name="Table1" table:style-name="Table1">
        <table:table-column table:style-name="Table1.A"/>
        <table:table-row>
          <table:table-cell table:style-name="Table1.A1" office:value-type="string">
            <text:p text:style-name="P2"><text:span text:style-name="T1">Number of Devices Found</text:span></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 loext:marker-style-name="T4"><text:span text:style-name="T4">Ip Addresses</text:span><text:span text:style-name="T4"/></text:p>
          </table:table-cell>
          <table:table-cell table:style-name="Table2.A1" office:value-type="string">
            <text:p text:style-name="P3" loext:marker-style-name="T4"><text:span text:style-name="T4">MAC Addresses</text:span></text:p>
          </table:table-cell>
          <table:table-cell table:style-name="Table2.A1" office:value-type="string">
            <text:p text:style-name="P4" loext:marker-style-name="T5"><text:span text:style-name="T4">Vendor Information</text:span></text:p>
          </table:table-cell>
          <table:table-cell table:style-name="Table2.A1" office:value-type="string">
            <text:p text:style-name="P5" loext:marker-style-name="T5"><text:span text:style-name="T4">Device Name</text:span></text:p>
          </table:table-cell>
          <table:table-cell table:style-name="Table2.A1" office:value-type="string">
            <text:p text:style-name="P3" loext:marker-style-name="T5"><text:span text:style-name="T4">Interesting </text:span><text:span text:style-name="T6">(Y/N : </text:span><text:span text:style-name="T7">Number of services running</text:span><text:span text:style-name="T6">)</text:span></text:p>
          </table:table-cell>
        </table:table-row>
      </table:table>
      <text:p text:style-name="P6" loext:marker-style-name="T5"/>
      <text:p text:style-name="P6" loext:marker-style-name="T5"/>
      <text:p text:style-name="Text_20_body_20__28_WW_29_"><text:s/></text:p>
      <text:p text:style-name="Text_20_body_20__28_WW_29_"><text:s/></text:p>
      <text:p text:style-name="Text_20_body_20__28_WW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WW_29_" style:class="index">
      <style:paragraph-properties text:number-lines="false" text:line-number="0"/>
    </style:style>
    <style:style style:name="Heading_20_1" style:display-name="Heading 1" style:family="paragraph" style:parent-style-name="Heading" style:next-style-name="Text_20_body_20__28_WW_29_"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_20__28_WW_29_"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caption" style:family="paragraph" style:parent-style-name="Standard_20__28_WW_29_">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WW_29_"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_20__28_WW_29_" style:class="extra">
      <style:paragraph-properties fo:orphans="0" fo:widows="0" text:number-lines="false" text:line-number="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er_20_Char" style:display-name="Header Char" style:family="text" style:parent-style-name="Default_20_Paragraph_20_Font_20__28_WW_29_" loext:linked-style-name="Header">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_20__28_WW_29_" loext:linked-style-name="Footer">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3</meta:editing-cycles>
    <meta:creation-date>2024-03-21T05:40:00</meta:creation-date>
    <dc:date>2024-03-24T00:25:04.202158899</dc:date>
    <meta:editing-duration>PT6H34M46S</meta:editing-duration>
    <meta:generator>LibreOffice/24.2.1.2$MacOSX_X86_64 LibreOffice_project/db4def46b0453cc22e2d0305797cf981b68ef5ac</meta:generator>
    <meta:document-statistic meta:table-count="2" meta:image-count="0" meta:object-count="0" meta:page-count="2" meta:paragraph-count="30" meta:word-count="301" meta:character-count="2029" meta:non-whitespace-character-count="1752"/>
    <meta:user-defined meta:name="AppVersion">16.0000</meta:user-defined>
    <meta:template xlink:type="simple" xlink:actuate="onRequest" xlink:title="Normal.dotm" xlink:href=""/>
  </office:meta>
</office:document-meta>
</file>